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sits/events/encounters (they represent the same thing) within i2b2. </text:p>
      <text:p text:style-name="Standard"/>
      <text:p text:style-name="Standard">So far we have not used encounters, so the tables associated with them are empty (there are a number). Nevertheless I have to give each observation fact a relevant encounter number. I have made it a rising integer, so each fact has a meaningless unique encounter number associated with it.</text:p>
      <text:p text:style-name="Standard"/>
      <text:p text:style-name="Standard">In the short term, I can manage this across multiple spreadsheets loaded on different date/times. I cannot at the moment see an easy short-term way of dealing with them this iteration.</text:p>
      <text:p text:style-name="Standard"/>
      <text:p text:style-name="Standard">Please see <text:a xlink:type="simple" xlink:href="https://www.i2b2.org/software/files/PDF/current/CRC_Design.pdf">https://www.i2b2.org/software/files/PDF/current/CRC_Design.pdf</text:a> for background if you want to go into it.</text:p>
      <text:p text:style-name="Standard"/>
      <text:p text:style-name="Standard">Basically a visit/encounter would correspond to where/when an observation or observations were made for one patient. <text:s/></text:p>
      <text:p text:style-name="Standard"/>
      <text:p text:style-name="Standard">In simple spreadsheet terms, one might assume each row was an encounter (so all the column values would point to the same encounter, if there were one).</text:p>
      <text:p text:style-name="Standard"/>
      <text:p text:style-name="Standard">An encounter has a unique number associated with it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Lusted</meta:initial-creator>
    <meta:creation-date>2015-01-30T10:06:22</meta:creation-date>
    <dc:date>2015-01-31T16:28:55</dc:date>
    <dc:creator>Jeff Lusted</dc:creator>
    <meta:editing-duration>P1DT6H14M2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7" meta:word-count="153" meta:character-count="981" meta:non-whitespace-character-count="831"/>
  </office:meta>
</office:document-meta>
</file>